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789cm"/>
    </style:style>
    <style:style style:name="Tabla1.B" style:family="table-column">
      <style:table-column-properties style:column-width="12.224cm"/>
    </style:style>
    <style:style style:name="Tabla1.A1" style:family="table-cell">
      <style:table-cell-properties fo:padding="0.097cm" fo:border="0.05pt solid #000000"/>
    </style:style>
    <style:style style:name="Tabla1.B1" style:family="table-cell">
      <style:table-cell-properties fo:background-color="#99996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text-align="start" style:justify-single-word="false"/>
      <style:text-properties officeooo:paragraph-rsid="001a246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7088f" officeooo:paragraph-rsid="0017088f"/>
    </style:style>
    <style:style style:name="P4" style:family="paragraph" style:parent-style-name="Standard">
      <style:paragraph-properties fo:text-align="start" style:justify-single-word="false"/>
      <style:text-properties officeooo:rsid="0017088f" officeooo:paragraph-rsid="0017088f"/>
    </style:style>
    <style:style style:name="P5" style:family="paragraph" style:parent-style-name="Standard">
      <style:paragraph-properties fo:text-align="start" style:justify-single-word="false"/>
      <style:text-properties officeooo:rsid="0017088f" officeooo:paragraph-rsid="0017947c"/>
    </style:style>
    <style:style style:name="P6" style:family="paragraph" style:parent-style-name="Standard">
      <style:paragraph-properties fo:text-align="center" style:justify-single-word="false"/>
      <style:text-properties officeooo:rsid="0017947c" officeooo:paragraph-rsid="0017947c"/>
    </style:style>
    <style:style style:name="P7" style:family="paragraph" style:parent-style-name="Standard">
      <style:paragraph-properties fo:text-align="start" style:justify-single-word="false"/>
      <style:text-properties officeooo:rsid="0017947c" officeooo:paragraph-rsid="0017947c"/>
    </style:style>
    <style:style style:name="P8" style:family="paragraph" style:parent-style-name="Standard">
      <style:paragraph-properties fo:text-align="center" style:justify-single-word="false"/>
      <style:text-properties fo:font-size="18pt" officeooo:rsid="0017088f" officeooo:paragraph-rsid="0017088f" style:font-size-asian="18pt" style:font-size-complex="18pt"/>
    </style:style>
    <style:style style:name="P9" style:family="paragraph" style:parent-style-name="Standard">
      <style:paragraph-properties fo:text-align="start" style:justify-single-word="false"/>
      <style:text-properties fo:font-size="18pt" officeooo:rsid="0017088f" officeooo:paragraph-rsid="0017088f" style:font-size-asian="18pt" style:font-size-complex="18pt"/>
    </style:style>
    <style:style style:name="P10" style:family="paragraph" style:parent-style-name="Standard">
      <style:paragraph-properties fo:text-align="center" style:justify-single-word="false"/>
      <style:text-properties fo:font-size="18pt" officeooo:rsid="0017947c" officeooo:paragraph-rsid="0017947c" style:font-size-asian="18pt" style:font-size-complex="18pt"/>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officeooo:rsid="0017ac8a" officeooo:paragraph-rsid="0017ac8a" style:font-size-asian="18pt" style:font-size-complex="18pt"/>
    </style:style>
    <style:style style:name="P12" style:family="paragraph" style:parent-style-name="Standard">
      <style:paragraph-properties fo:text-align="start" style:justify-single-word="false"/>
      <style:text-properties fo:font-size="18pt" style:text-underline-style="none" officeooo:rsid="0017f6d3" officeooo:paragraph-rsid="0017f6d3" style:font-size-asian="18pt" style:font-size-complex="18pt"/>
    </style:style>
    <style:style style:name="P13" style:family="paragraph" style:parent-style-name="Standard">
      <style:paragraph-properties fo:text-align="center" style:justify-single-word="false"/>
      <style:text-properties fo:font-size="18pt" fo:font-style="italic" officeooo:rsid="0017088f" officeooo:paragraph-rsid="0017088f" style:font-size-asian="18pt" style:font-style-asian="italic" style:font-size-complex="18pt" style:font-style-complex="italic"/>
    </style:style>
    <style:style style:name="P14" style:family="paragraph" style:parent-style-name="Standard">
      <style:paragraph-properties fo:text-align="center" style:justify-single-word="false"/>
      <style:text-properties fo:font-size="18pt" fo:font-style="normal" officeooo:rsid="0017947c" officeooo:paragraph-rsid="0017947c" style:font-size-asian="18pt" style:font-style-asian="normal" style:font-size-complex="18pt" style:font-style-complex="normal"/>
    </style:style>
    <style:style style:name="P15" style:family="paragraph" style:parent-style-name="Standard">
      <style:text-properties officeooo:rsid="0007b6d3" officeooo:paragraph-rsid="001a246d"/>
    </style:style>
    <style:style style:name="P16" style:family="paragraph" style:parent-style-name="Standard">
      <style:text-properties officeooo:rsid="000b3122" officeooo:paragraph-rsid="001a246d"/>
    </style:style>
    <style:style style:name="P17" style:family="paragraph" style:parent-style-name="Standard">
      <style:paragraph-properties fo:text-align="center" style:justify-single-word="false"/>
      <style:text-properties fo:color="#000099" fo:font-size="18pt" fo:text-shadow="1pt 1pt" fo:font-weight="bold" officeooo:rsid="0017947c" officeooo:paragraph-rsid="0017947c"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000066" fo:font-size="18pt" style:text-underline-style="solid" style:text-underline-width="auto" style:text-underline-color="font-color" officeooo:rsid="0017ac8a" officeooo:paragraph-rsid="0017ac8a" style:font-size-asian="18pt" style:font-size-complex="18pt"/>
    </style:style>
    <style:style style:name="P19" style:family="paragraph" style:parent-style-name="Standard">
      <style:text-properties fo:font-size="15pt" officeooo:rsid="0007b6d3" officeooo:paragraph-rsid="001a246d" style:font-size-asian="15pt" style:font-size-complex="15pt"/>
    </style:style>
    <style:style style:name="P20" style:family="paragraph" style:parent-style-name="Standard">
      <style:text-properties fo:font-size="15pt" officeooo:rsid="0007b6d3" officeooo:paragraph-rsid="001a8acd" style:font-size-asian="15pt" style:font-size-complex="15pt"/>
    </style:style>
    <style:style style:name="P21" style:family="paragraph" style:parent-style-name="Standard">
      <style:text-properties fo:font-size="15pt" officeooo:rsid="000b3122" officeooo:paragraph-rsid="001a246d" style:font-size-asian="15pt" style:font-size-complex="15pt"/>
    </style:style>
    <style:style style:name="P22" style:family="paragraph" style:parent-style-name="Standard">
      <style:text-properties fo:font-size="15pt" officeooo:rsid="00169709" officeooo:paragraph-rsid="001a246d" style:font-size-asian="15pt" style:font-size-complex="15pt"/>
    </style:style>
    <style:style style:name="P23" style:family="paragraph" style:parent-style-name="Standard">
      <style:text-properties fo:font-size="15pt" officeooo:rsid="0012276f" officeooo:paragraph-rsid="001a8acd" style:font-size-asian="15pt" style:font-size-complex="15pt"/>
    </style:style>
    <style:style style:name="P24" style:family="paragraph" style:parent-style-name="Standard">
      <style:text-properties fo:font-size="15pt" officeooo:rsid="0012fe5d" officeooo:paragraph-rsid="001a8acd" style:font-size-asian="15pt" style:font-size-complex="15pt"/>
    </style:style>
    <style:style style:name="P25" style:family="paragraph" style:parent-style-name="Standard">
      <style:text-properties fo:font-size="15pt" officeooo:rsid="00146870" officeooo:paragraph-rsid="001a8acd" style:font-size-asian="15pt" style:font-size-complex="15pt"/>
    </style:style>
    <style:style style:name="P26" style:family="paragraph" style:parent-style-name="Standard">
      <style:text-properties fo:font-size="15pt" officeooo:rsid="00157126" officeooo:paragraph-rsid="00275770" style:font-size-asian="15pt" style:font-size-complex="15pt"/>
    </style:style>
    <style:style style:name="P27" style:family="paragraph" style:parent-style-name="Standard">
      <style:text-properties fo:font-size="15pt" fo:font-style="normal" officeooo:rsid="000cde92" officeooo:paragraph-rsid="001a246d" style:font-size-asian="15pt" style:font-style-asian="normal" style:font-size-complex="15pt" style:font-style-complex="normal"/>
    </style:style>
    <style:style style:name="P28" style:family="paragraph" style:parent-style-name="Standard">
      <style:text-properties fo:font-size="15pt" fo:font-style="normal" officeooo:rsid="00169709" officeooo:paragraph-rsid="001a246d" style:font-size-asian="15pt" style:font-style-asian="normal" style:font-size-complex="15pt" style:font-style-complex="normal"/>
    </style:style>
    <style:style style:name="P29" style:family="paragraph" style:parent-style-name="Standard">
      <style:text-properties fo:font-style="normal" officeooo:rsid="00169709" officeooo:paragraph-rsid="001a246d" style:font-style-asian="normal" style:font-style-complex="normal"/>
    </style:style>
    <style:style style:name="P30" style:family="paragraph" style:parent-style-name="Standard">
      <style:text-properties fo:font-style="normal" officeooo:rsid="000cde92" officeooo:paragraph-rsid="001a246d" style:font-style-asian="normal" style:font-style-complex="normal"/>
    </style:style>
    <style:style style:name="P31" style:family="paragraph" style:parent-style-name="Text_20_body">
      <style:paragraph-properties fo:text-align="start" style:justify-single-word="false"/>
      <style:text-properties officeooo:rsid="0017f6d3" officeooo:paragraph-rsid="0017f6d3"/>
    </style:style>
    <style:style style:name="P32" style:family="paragraph" style:parent-style-name="Text_20_body">
      <style:paragraph-properties fo:text-align="start" style:justify-single-word="false"/>
      <style:text-properties officeooo:rsid="001a246d" officeooo:paragraph-rsid="001a246d"/>
    </style:style>
    <style:style style:name="P33" style:family="paragraph" style:parent-style-name="Text_20_body">
      <style:text-properties officeooo:paragraph-rsid="001a246d"/>
    </style:style>
    <style:style style:name="P34" style:family="paragraph" style:parent-style-name="Text_20_body">
      <style:text-properties officeooo:rsid="0007b6d3" officeooo:paragraph-rsid="001a246d"/>
    </style:style>
    <style:style style:name="P35" style:family="paragraph" style:parent-style-name="Text_20_body">
      <style:text-properties officeooo:paragraph-rsid="001a8acd"/>
    </style:style>
    <style:style style:name="P36" style:family="paragraph" style:parent-style-name="Text_20_body">
      <style:text-properties officeooo:rsid="00095cd8" officeooo:paragraph-rsid="001a8acd"/>
    </style:style>
    <style:style style:name="P37" style:family="paragraph" style:parent-style-name="Text_20_body">
      <style:paragraph-properties fo:text-align="start" style:justify-single-word="false"/>
      <style:text-properties fo:font-size="15pt" officeooo:rsid="001a246d" officeooo:paragraph-rsid="001a246d" style:font-size-asian="15pt" style:font-size-complex="15pt"/>
    </style:style>
    <style:style style:name="P38" style:family="paragraph" style:parent-style-name="Text_20_body">
      <style:text-properties fo:font-size="15pt" officeooo:rsid="0007b6d3" officeooo:paragraph-rsid="001a246d" style:font-size-asian="15pt" style:font-size-complex="15pt"/>
    </style:style>
    <style:style style:name="P39" style:family="paragraph" style:parent-style-name="Text_20_body">
      <style:text-properties fo:font-size="15pt" officeooo:paragraph-rsid="001a8acd" style:font-size-asian="15pt" style:font-size-complex="15pt"/>
    </style:style>
    <style:style style:name="P40" style:family="paragraph" style:parent-style-name="Text_20_body">
      <style:text-properties fo:font-size="15pt" officeooo:rsid="00157126" officeooo:paragraph-rsid="001a8acd" style:font-size-asian="15pt" style:font-size-complex="15pt"/>
    </style:style>
    <style:style style:name="P41" style:family="paragraph" style:parent-style-name="Text_20_body">
      <style:text-properties fo:font-style="normal" officeooo:rsid="000e3c5b" officeooo:paragraph-rsid="001a246d" style:font-style-asian="normal" style:font-style-complex="normal"/>
    </style:style>
    <style:style style:name="P42" style:family="paragraph" style:parent-style-name="Text_20_body">
      <style:paragraph-properties fo:text-align="center" style:justify-single-word="false"/>
      <style:text-properties officeooo:rsid="001baa44" officeooo:paragraph-rsid="001baa44"/>
    </style:style>
    <style:style style:name="P43" style:family="paragraph" style:parent-style-name="Text_20_body">
      <style:paragraph-properties fo:text-align="start" style:justify-single-word="false"/>
      <style:text-properties fo:color="#000099" fo:font-size="18pt" officeooo:rsid="0025cbb1" officeooo:paragraph-rsid="0025cbb1" style:font-size-asian="15.75pt" style:font-size-complex="18pt"/>
    </style:style>
    <style:style style:name="P44" style:family="paragraph" style:parent-style-name="Text_20_body">
      <style:paragraph-properties fo:text-align="start" style:justify-single-word="false"/>
      <style:text-properties officeooo:paragraph-rsid="00255392"/>
    </style:style>
    <style:style style:name="P45" style:family="paragraph" style:parent-style-name="Heading_20_1">
      <style:text-properties fo:color="#333366"/>
    </style:style>
    <style:style style:name="P46" style:family="paragraph" style:parent-style-name="Heading_20_1">
      <style:text-properties fo:color="#333366" officeooo:rsid="001a246d" officeooo:paragraph-rsid="001a246d"/>
    </style:style>
    <style:style style:name="P47" style:family="paragraph" style:parent-style-name="Heading_20_1">
      <style:text-properties fo:color="#333366" officeooo:rsid="001a8acd" officeooo:paragraph-rsid="001a8acd"/>
    </style:style>
    <style:style style:name="P48" style:family="paragraph" style:parent-style-name="Heading_20_1">
      <style:text-properties fo:color="#333366" fo:font-weight="bold" style:font-weight-asian="bold" style:font-weight-complex="bold"/>
    </style:style>
    <style:style style:name="P49" style:family="paragraph" style:parent-style-name="Heading_20_1">
      <style:text-properties fo:color="#333366" officeooo:rsid="002a7b32" officeooo:paragraph-rsid="002a7b32"/>
    </style:style>
    <style:style style:name="P50" style:family="paragraph" style:parent-style-name="Heading_20_1">
      <style:paragraph-properties fo:break-before="page"/>
      <style:text-properties officeooo:rsid="001a8acd" officeooo:paragraph-rsid="001a8acd"/>
    </style:style>
    <style:style style:name="P51" style:family="paragraph" style:parent-style-name="Subtitle" style:list-style-name="L4">
      <style:paragraph-properties fo:text-align="start" style:justify-single-word="false"/>
      <style:text-properties fo:color="#000099" officeooo:rsid="0017f6d3" officeooo:paragraph-rsid="0017f6d3"/>
    </style:style>
    <style:style style:name="P52" style:family="paragraph" style:parent-style-name="Subtitle" style:list-style-name="L5">
      <style:paragraph-properties fo:text-align="start" style:justify-single-word="false"/>
      <style:text-properties fo:color="#000099" officeooo:rsid="001a246d" officeooo:paragraph-rsid="001a246d"/>
    </style:style>
    <style:style style:name="P53" style:family="paragraph" style:parent-style-name="Subtitle" style:list-style-name="L6">
      <style:paragraph-properties fo:text-align="start" style:justify-single-word="false" fo:break-before="page"/>
      <style:text-properties fo:color="#000099" officeooo:rsid="001baa44" officeooo:paragraph-rsid="002bc3be"/>
    </style:style>
    <style:style style:name="P54" style:family="paragraph" style:parent-style-name="Standard" style:master-page-name="First_20_Page">
      <style:paragraph-properties fo:text-align="center" style:justify-single-word="false" style:page-number="auto"/>
    </style:style>
    <style:style style:name="P55" style:family="paragraph" style:parent-style-name="Standard" style:list-style-name="L1">
      <style:paragraph-properties fo:text-align="start" style:justify-single-word="false"/>
      <style:text-properties fo:color="#000099" fo:font-size="18pt" style:text-underline-style="none" officeooo:rsid="0017ac8a" officeooo:paragraph-rsid="0017ac8a" style:font-size-asian="18pt" style:font-size-complex="18pt"/>
    </style:style>
    <style:style style:name="P56" style:family="paragraph" style:parent-style-name="Standard" style:list-style-name="L2">
      <style:paragraph-properties fo:text-align="start" style:justify-single-word="false"/>
      <style:text-properties fo:color="#000099" fo:font-size="18pt" style:text-underline-style="none" officeooo:rsid="00255392" officeooo:paragraph-rsid="00255392" style:font-size-asian="18pt" style:font-size-complex="18pt"/>
    </style:style>
    <style:style style:name="P57" style:family="paragraph" style:parent-style-name="Standard" style:list-style-name="L1">
      <style:paragraph-properties fo:text-align="start" style:justify-single-word="false"/>
      <style:text-properties fo:color="#333366" fo:font-size="18pt" style:text-underline-style="none" officeooo:rsid="0019aa0e" officeooo:paragraph-rsid="0019aa0e" style:font-size-asian="18pt" style:font-size-complex="18pt"/>
    </style:style>
    <style:style style:name="P58" style:family="paragraph" style:parent-style-name="Standard" style:list-style-name="L1">
      <style:paragraph-properties fo:text-align="start" style:justify-single-word="false"/>
      <style:text-properties fo:color="#333366" fo:font-size="18pt" style:text-underline-style="none" officeooo:rsid="0017ac8a" officeooo:paragraph-rsid="0017ac8a" style:font-size-asian="18pt" style:font-size-complex="18pt"/>
    </style:style>
    <style:style style:name="P59" style:family="paragraph" style:parent-style-name="Standard" style:list-style-name="L1">
      <style:paragraph-properties fo:text-align="start" style:justify-single-word="false"/>
      <style:text-properties fo:color="#333366" fo:font-size="18pt" style:text-underline-style="none" officeooo:rsid="0017ac8a" officeooo:paragraph-rsid="00255392" style:font-size-asian="18pt" style:font-size-complex="18pt"/>
    </style:style>
    <style:style style:name="P60" style:family="paragraph" style:parent-style-name="Standard" style:list-style-name="L1">
      <style:paragraph-properties fo:text-align="start" style:justify-single-word="false"/>
      <style:text-properties fo:color="#333366" fo:font-size="18pt" style:text-underline-style="none" officeooo:rsid="0017f6d3" officeooo:paragraph-rsid="0017f6d3" style:font-size-asian="18pt" style:font-size-complex="18pt"/>
    </style:style>
    <style:style style:name="P61" style:family="paragraph" style:parent-style-name="Standard" style:list-style-name="L3">
      <style:paragraph-properties fo:text-align="start" style:justify-single-word="false"/>
      <style:text-properties fo:color="#000066" fo:font-size="18pt" style:text-underline-style="none" officeooo:rsid="00255392" officeooo:paragraph-rsid="00255392" style:font-size-asian="18pt" style:font-size-complex="18pt"/>
    </style:style>
    <style:style style:name="P62" style:family="paragraph" style:parent-style-name="Standard">
      <style:paragraph-properties fo:text-align="center" style:justify-single-word="false"/>
      <style:text-properties officeooo:rsid="00169709" officeooo:paragraph-rsid="002bc3be"/>
    </style:style>
    <style:style style:name="P63" style:family="paragraph" style:parent-style-name="Standard">
      <style:paragraph-properties fo:text-align="start" style:justify-single-word="false"/>
      <style:text-properties officeooo:rsid="00169709" officeooo:paragraph-rsid="002bc3be"/>
    </style:style>
    <style:style style:name="P64" style:family="paragraph" style:parent-style-name="Standard">
      <style:paragraph-properties fo:text-align="center" style:justify-single-word="false"/>
      <style:text-properties fo:font-size="12pt" officeooo:rsid="00157126" officeooo:paragraph-rsid="002bc3be" style:font-size-asian="12pt" style:font-size-complex="12pt"/>
    </style:style>
    <style:style style:name="P65" style:family="paragraph" style:parent-style-name="Standard">
      <style:paragraph-properties fo:text-align="start" style:justify-single-word="false"/>
      <style:text-properties fo:font-size="12pt" officeooo:rsid="00157126" officeooo:paragraph-rsid="002bc3be" style:font-size-asian="12pt" style:font-size-complex="12pt"/>
    </style:style>
    <style:style style:name="P66" style:family="paragraph" style:parent-style-name="Standard">
      <style:paragraph-properties fo:text-align="center" style:justify-single-word="false"/>
      <style:text-properties fo:font-size="12pt" officeooo:rsid="00275770" officeooo:paragraph-rsid="002bc3be" style:font-size-asian="12pt" style:font-size-complex="12pt"/>
    </style:style>
    <style:style style:name="P67" style:family="paragraph" style:parent-style-name="Standard">
      <style:paragraph-properties fo:text-align="start" style:justify-single-word="false"/>
      <style:text-properties fo:font-size="12pt" officeooo:rsid="00275770" officeooo:paragraph-rsid="002bc3be" style:font-size-asian="12pt" style:font-size-complex="12pt"/>
    </style:style>
    <style:style style:name="P68" style:family="paragraph" style:parent-style-name="Standard">
      <style:paragraph-properties fo:break-before="page"/>
      <style:text-properties officeooo:rsid="001baa44" officeooo:paragraph-rsid="001a246d"/>
    </style:style>
    <style:style style:name="P69" style:family="paragraph" style:parent-style-name="Text_20_body" style:list-style-name="L7">
      <style:paragraph-properties fo:text-align="start" style:justify-single-word="false"/>
      <style:text-properties fo:color="#000099" fo:font-size="18pt" officeooo:rsid="00255392" officeooo:paragraph-rsid="00255392" style:font-size-asian="15.75pt" style:font-size-complex="18pt"/>
    </style:style>
    <style:style style:name="P70" style:family="paragraph" style:parent-style-name="Text_20_body">
      <style:paragraph-properties fo:text-align="start" style:justify-single-word="false"/>
      <style:text-properties fo:color="#000000" fo:font-size="15pt" officeooo:rsid="0025cbb1" officeooo:paragraph-rsid="0025cbb1" style:font-size-asian="13.1000003814697pt" style:font-size-complex="15pt"/>
    </style:style>
    <style:style style:name="P71" style:family="paragraph" style:parent-style-name="Text_20_body">
      <style:text-properties fo:font-size="15pt" style:font-size-asian="13.1000003814697pt" style:font-size-complex="15pt"/>
    </style:style>
    <style:style style:name="P72" style:family="paragraph" style:parent-style-name="Text_20_body">
      <style:text-properties fo:font-size="15pt" officeooo:rsid="002bc3be" officeooo:paragraph-rsid="002bc3be" style:font-size-asian="13.1000003814697pt" style:font-size-complex="15pt"/>
    </style:style>
    <style:style style:name="P73" style:family="paragraph" style:parent-style-name="Text_20_body">
      <style:text-properties officeooo:paragraph-rsid="002a7b32"/>
    </style:style>
    <style:style style:name="P74" style:family="paragraph" style:parent-style-name="Text_20_body" style:list-style-name="">
      <style:paragraph-properties fo:text-align="center" style:justify-single-word="false"/>
      <style:text-properties officeooo:rsid="001baa44" officeooo:paragraph-rsid="002bc3be"/>
    </style:style>
    <style:style style:name="P75" style:family="paragraph" style:parent-style-name="Text_20_body">
      <style:paragraph-properties fo:text-align="start" style:justify-single-word="false"/>
      <style:text-properties officeooo:rsid="001d70c4" officeooo:paragraph-rsid="002bc3be"/>
    </style:style>
    <style:style style:name="P76" style:family="paragraph" style:parent-style-name="Table_20_Contents">
      <style:paragraph-properties fo:text-align="center" style:justify-single-word="false"/>
      <style:text-properties officeooo:rsid="001baa44" officeooo:paragraph-rsid="002bc3be"/>
    </style:style>
    <style:style style:name="P77" style:family="paragraph" style:parent-style-name="Table_20_Contents">
      <loext:graphic-properties draw:fill="solid" draw:fill-color="#cccc99" draw:opacity="100%"/>
      <style:paragraph-properties fo:text-align="center" style:justify-single-word="false" fo:background-color="#cccc99"/>
      <style:text-properties officeooo:rsid="001baa44" officeooo:paragraph-rsid="002bc3be"/>
    </style:style>
    <style:style style:name="P78" style:family="paragraph" style:parent-style-name="Table_20_Contents">
      <loext:graphic-properties draw:fill="solid" draw:fill-color="#ffffff" draw:opacity="100%"/>
      <style:paragraph-properties fo:text-align="center" style:justify-single-word="false" fo:background-color="#ffffff"/>
      <style:text-properties officeooo:rsid="001baa44" officeooo:paragraph-rsid="002bc3be"/>
    </style:style>
    <style:style style:name="P79" style:family="paragraph" style:parent-style-name="Table_20_Contents">
      <style:paragraph-properties fo:text-align="start" style:justify-single-word="false"/>
      <style:text-properties officeooo:rsid="001baa44" officeooo:paragraph-rsid="002bc3be"/>
    </style:style>
    <style:style style:name="P80" style:family="paragraph" style:parent-style-name="Table_20_Contents">
      <style:paragraph-properties fo:text-align="center" style:justify-single-word="false"/>
      <style:text-properties officeooo:rsid="001d70c4" officeooo:paragraph-rsid="002bc3be"/>
    </style:style>
    <style:style style:name="P81" style:family="paragraph" style:parent-style-name="Table_20_Contents">
      <style:paragraph-properties fo:text-align="start" style:justify-single-word="false"/>
      <style:text-properties officeooo:rsid="001d70c4" officeooo:paragraph-rsid="002bc3be"/>
    </style:style>
    <style:style style:name="P82" style:family="paragraph" style:parent-style-name="Table_20_Contents">
      <style:paragraph-properties fo:text-align="center" style:justify-single-word="false"/>
      <style:text-properties officeooo:rsid="001ec3f9" officeooo:paragraph-rsid="002bc3be"/>
    </style:style>
    <style:style style:name="P83" style:family="paragraph" style:parent-style-name="Table_20_Contents">
      <style:paragraph-properties fo:text-align="start" style:justify-single-word="false"/>
      <style:text-properties officeooo:rsid="001ec3f9" officeooo:paragraph-rsid="002bc3be"/>
    </style:style>
    <style:style style:name="P84" style:family="paragraph" style:parent-style-name="Table_20_Contents">
      <style:paragraph-properties fo:text-align="center" style:justify-single-word="false"/>
      <style:text-properties officeooo:rsid="00275770" officeooo:paragraph-rsid="002bc3be"/>
    </style:style>
    <style:style style:name="P85" style:family="paragraph" style:parent-style-name="Table_20_Contents">
      <style:paragraph-properties fo:text-align="start" style:justify-single-word="false"/>
      <style:text-properties officeooo:rsid="00275770" officeooo:paragraph-rsid="002bc3be"/>
    </style:style>
    <style:style style:name="P86" style:family="paragraph" style:parent-style-name="Heading_20_2">
      <style:text-properties officeooo:paragraph-rsid="001a8acd"/>
    </style:style>
    <style:style style:name="P87" style:family="paragraph" style:parent-style-name="Heading_20_2">
      <style:text-properties officeooo:paragraph-rsid="00216cb6"/>
    </style:style>
    <style:style style:name="P88" style:family="paragraph" style:parent-style-name="Heading_20_2">
      <style:text-properties officeooo:paragraph-rsid="002322f3"/>
    </style:style>
    <style:style style:name="P89" style:family="paragraph" style:parent-style-name="Heading_20_2">
      <style:text-properties officeooo:rsid="002ceefe" officeooo:paragraph-rsid="002ceefe"/>
    </style:style>
    <style:style style:name="P90" style:family="paragraph" style:parent-style-name="Heading_20_2">
      <style:text-properties officeooo:paragraph-rsid="002ceefe"/>
    </style:style>
    <style:style style:name="T1" style:family="text">
      <style:text-properties officeooo:rsid="0017947c"/>
    </style:style>
    <style:style style:name="T2" style:family="text">
      <style:text-properties officeooo:rsid="0017f6d3"/>
    </style:style>
    <style:style style:name="T3" style:family="text">
      <style:text-properties officeooo:rsid="00095cd8"/>
    </style:style>
    <style:style style:name="T4" style:family="text">
      <style:text-properties fo:font-style="normal" style:font-style-asian="normal" style:font-style-complex="normal"/>
    </style:style>
    <style:style style:name="T5" style:family="text">
      <style:text-properties fo:font-style="normal" officeooo:rsid="000cde92" style:font-style-asian="normal" style:font-style-complex="normal"/>
    </style:style>
    <style:style style:name="T6" style:family="text">
      <style:text-properties fo:font-style="normal" officeooo:rsid="001d70c4" style:font-style-asian="normal" style:font-style-complex="normal"/>
    </style:style>
    <style:style style:name="T7" style:family="text">
      <style:text-properties fo:font-style="normal" officeooo:rsid="00205e3b" style:font-style-asian="normal" style:font-style-complex="normal"/>
    </style:style>
    <style:style style:name="T8" style:family="text">
      <style:text-properties fo:font-style="normal" style:text-underline-style="none" officeooo:rsid="002a7b32"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0cde92" style:font-style-asian="italic" style:font-style-complex="italic"/>
    </style:style>
    <style:style style:name="T11" style:family="text">
      <style:text-properties fo:font-style="italic" style:text-underline-style="none" officeooo:rsid="002a7b32" style:font-style-asian="italic" style:font-style-complex="italic"/>
    </style:style>
    <style:style style:name="T12" style:family="text">
      <style:text-properties fo:font-style="italic" style:text-underline-style="none" officeooo:rsid="002ceefe" style:font-style-asian="italic" style:font-style-complex="italic"/>
    </style:style>
    <style:style style:name="T13" style:family="text">
      <style:text-properties officeooo:rsid="000cde92"/>
    </style:style>
    <style:style style:name="T14" style:family="text">
      <style:text-properties officeooo:rsid="0012276f"/>
    </style:style>
    <style:style style:name="T15" style:family="text">
      <style:text-properties officeooo:rsid="001a8acd"/>
    </style:style>
    <style:style style:name="T16" style:family="text">
      <style:text-properties officeooo:rsid="00156487"/>
    </style:style>
    <style:style style:name="T17" style:family="text">
      <style:text-properties officeooo:rsid="00157126"/>
    </style:style>
    <style:style style:name="T18" style:family="text">
      <style:text-properties fo:font-size="15pt" style:font-size-asian="15pt" style:font-size-complex="15pt"/>
    </style:style>
    <style:style style:name="T19" style:family="text">
      <style:text-properties fo:font-size="15pt" officeooo:rsid="00095cd8" style:font-size-asian="15pt" style:font-size-complex="15pt"/>
    </style:style>
    <style:style style:name="T20" style:family="text">
      <style:text-properties fo:font-size="15pt" officeooo:rsid="0007b6d3" style:font-size-asian="15pt" style:font-size-complex="15pt"/>
    </style:style>
    <style:style style:name="T21" style:family="text">
      <style:text-properties fo:font-size="15pt" officeooo:rsid="00101800" style:font-size-asian="15pt" style:font-size-complex="15pt"/>
    </style:style>
    <style:style style:name="T22" style:family="text">
      <style:text-properties fo:font-size="15pt" officeooo:rsid="00115b79" style:font-size-asian="15pt" style:font-size-complex="15pt"/>
    </style:style>
    <style:style style:name="T23" style:family="text">
      <style:text-properties fo:font-size="15pt" officeooo:rsid="0012276f" style:font-size-asian="15pt" style:font-size-complex="15pt"/>
    </style:style>
    <style:style style:name="T24" style:family="text">
      <style:text-properties fo:font-size="15pt" officeooo:rsid="00216cb6" style:font-size-asian="15pt" style:font-size-complex="15pt"/>
    </style:style>
    <style:style style:name="T25" style:family="text">
      <style:text-properties fo:font-size="15pt" officeooo:rsid="002322f3" style:font-size-asian="15pt" style:font-size-complex="15pt"/>
    </style:style>
    <style:style style:name="T26" style:family="text">
      <style:text-properties fo:font-size="15pt" officeooo:rsid="0024cf45" style:font-size-asian="15pt" style:font-size-complex="15pt"/>
    </style:style>
    <style:style style:name="T27" style:family="text">
      <style:text-properties fo:font-size="15pt" officeooo:rsid="002ceefe" style:font-size-asian="15pt" style:font-size-complex="15pt"/>
    </style:style>
    <style:style style:name="T28" style:family="text">
      <style:text-properties fo:font-size="15pt" fo:font-style="italic" style:font-size-asian="15pt" style:font-style-asian="italic" style:font-size-complex="15pt" style:font-style-complex="italic"/>
    </style:style>
    <style:style style:name="T29" style:family="text">
      <style:text-properties fo:font-size="15pt" fo:font-style="italic" style:text-underline-style="none" officeooo:rsid="002a7b32" style:font-size-asian="13.1000003814697pt" style:font-style-asian="italic" style:font-size-complex="15pt" style:font-style-complex="italic"/>
    </style:style>
    <style:style style:name="T30" style:family="text">
      <style:text-properties fo:font-size="15pt" fo:font-style="italic" style:text-underline-style="none" officeooo:rsid="002ceefe" style:font-size-asian="13.1000003814697pt" style:font-style-asian="italic" style:font-size-complex="15pt" style:font-style-complex="italic"/>
    </style:style>
    <style:style style:name="T31" style:family="text">
      <style:text-properties fo:font-size="15pt" fo:font-style="normal" officeooo:rsid="000cde92" style:font-size-asian="15pt" style:font-style-asian="normal" style:font-size-complex="15pt" style:font-style-complex="normal"/>
    </style:style>
    <style:style style:name="T32" style:family="text">
      <style:text-properties fo:font-size="15pt" fo:font-style="normal" officeooo:rsid="000e3c5b" style:font-size-asian="15pt" style:font-style-asian="normal" style:font-size-complex="15pt" style:font-style-complex="normal"/>
    </style:style>
    <style:style style:name="T33" style:family="text">
      <style:text-properties fo:font-size="15pt" fo:font-style="normal" officeooo:rsid="00205e3b" style:font-size-asian="15pt" style:font-style-asian="normal" style:font-size-complex="15pt" style:font-style-complex="normal"/>
    </style:style>
    <style:style style:name="T34" style:family="text">
      <style:text-properties fo:font-size="15pt" fo:font-style="normal" officeooo:rsid="00216cb6" style:font-size-asian="15pt" style:font-style-asian="normal" style:font-size-complex="15pt" style:font-style-complex="normal"/>
    </style:style>
    <style:style style:name="T35" style:family="text">
      <style:text-properties fo:font-size="15pt" fo:font-style="normal" style:text-underline-style="none" officeooo:rsid="002a7b32" style:font-size-asian="13.1000003814697pt" style:font-style-asian="normal" style:font-size-complex="15pt" style:font-style-complex="normal"/>
    </style:style>
    <style:style style:name="T36" style:family="text">
      <style:text-properties fo:font-size="15pt" fo:font-style="normal" style:text-underline-style="none" officeooo:rsid="002ceefe" style:font-size-asian="13.1000003814697pt" style:font-style-asian="normal" style:font-size-complex="15pt" style:font-style-complex="normal"/>
    </style:style>
    <style:style style:name="T37" style:family="text">
      <style:text-properties fo:font-size="15pt" style:font-size-asian="13.1000003814697pt" style:font-size-complex="15pt"/>
    </style:style>
    <style:style style:name="T38" style:family="text">
      <style:text-properties fo:font-size="15pt" officeooo:rsid="002a7b32" style:font-size-asian="13.1000003814697pt" style:font-size-complex="15pt"/>
    </style:style>
    <style:style style:name="T39" style:family="text">
      <style:text-properties officeooo:rsid="001b1ab2"/>
    </style:style>
    <style:style style:name="T40" style:family="text">
      <style:text-properties officeooo:rsid="00205e3b"/>
    </style:style>
    <style:style style:name="T41" style:family="text">
      <style:text-properties officeooo:rsid="002322f3"/>
    </style:style>
    <style:style style:name="T42" style:family="text">
      <style:text-properties fo:color="#333366" officeooo:rsid="002a7b32"/>
    </style:style>
    <style:style style:name="T43" style:family="text">
      <style:text-properties fo:color="#000000"/>
    </style:style>
    <style:style style:name="T44" style:family="text">
      <style:text-properties fo:color="#000000" fo:font-size="15pt" style:font-size-asian="15pt" style:font-size-complex="15pt"/>
    </style:style>
    <style:style style:name="T45" style:family="text">
      <style:text-properties officeooo:rsid="00275770"/>
    </style:style>
    <style:style style:name="T46" style:family="text">
      <style:text-properties officeooo:rsid="002a7b32"/>
    </style:style>
    <style:style style:name="T47" style:family="text">
      <style:text-properties officeooo:rsid="002ceef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
      <text:p text:style-name="P2"/>
      <text:p text:style-name="P3"/>
      <text:p text:style-name="P17">UNIVERSIDAD DE MÁLAGA</text:p>
      <text:p text:style-name="P10"/>
      <text:p text:style-name="P14">Ingeniería de la Salud</text:p>
      <text:p text:style-name="P3"/>
      <text:p text:style-name="P3"/>
      <text:p text:style-name="P3"/>
      <text:p text:style-name="P3"/>
      <text:p text:style-name="P3"/>
      <text:p text:style-name="P3"/>
      <text:p text:style-name="P3"/>
      <text:p text:style-name="P3"/>
      <text:p text:style-name="P3"/>
      <text:p text:style-name="P3"/>
      <text:p text:style-name="P13">Relevant advances of AI in healthcare</text:p>
      <text:p text:style-name="P3"/>
      <text:p text:style-name="P6"/>
      <text:p text:style-name="P6"/>
      <text:p text:style-name="P6"/>
      <text:p text:style-name="P6"/>
      <text:p text:style-name="P6"/>
      <text:p text:style-name="P6"/>
      <text:p text:style-name="P6"/>
      <text:p text:style-name="P6"/>
      <text:p text:style-name="P6"/>
      <text:p text:style-name="P10">elaborado por</text:p>
      <text:p text:style-name="P10">Alejandro Domínguez Recio</text:p>
      <text:p text:style-name="P8"/>
      <text:p text:style-name="P3"/>
      <text:p text:style-name="P3"/>
      <text:p text:style-name="P5"/>
      <text:p text:style-name="P7"><text:tab/></text:p>
      <text:p text:style-name="P5"/>
      <text:p text:style-name="P7"><text:tab/></text:p>
      <text:p text:style-name="P5"/>
      <text:p text:style-name="P10"><text:tab/>Asignatura Sistemas Inteligentes </text:p>
      <text:p text:style-name="P8"><text:tab/><text:span text:style-name="T1">Profesor Enrique Domínguez Merino</text:span></text:p>
      <text:p text:style-name="P10">Curso 2021/22</text:p>
      <text:p text:style-name="P9"><text:tab/></text:p>
      <text:p text:style-name="P9"/>
      <text:p text:style-name="P9"/>
      <text:p text:style-name="P9"/>
      <text:p text:style-name="P9"><text:soft-page-break/></text:p>
      <text:p text:style-name="P18"><text:span text:style-name="T2">Ín</text:span>dice</text:p>
      <text:p text:style-name="P11"/>
      <text:list xml:id="list3016955189660386917" text:style-name="L1">
        <text:list-item>
          <text:p text:style-name="P55">Introducción</text:p>
        </text:list-item>
        <text:list-item>
          <text:p text:style-name="P55">Cronología de la IA en la salud</text:p>
          <text:list>
            <text:list-item>
              <text:p text:style-name="P57">40s</text:p>
            </text:list-item>
            <text:list-item>
              <text:p text:style-name="P58">50s</text:p>
            </text:list-item>
            <text:list-item>
              <text:p text:style-name="P58">60s</text:p>
            </text:list-item>
            <text:list-item>
              <text:p text:style-name="P58">70s</text:p>
            </text:list-item>
            <text:list-item>
              <text:p text:style-name="P58">80s</text:p>
            </text:list-item>
            <text:list-item>
              <text:p text:style-name="P60">Invierno de la IA</text:p>
            </text:list-item>
            <text:list-item>
              <text:p text:style-name="P59">Desde el 2000 hasta la actualidad</text:p>
            </text:list-item>
          </text:list>
        </text:list-item>
      </text:list>
      <text:list xml:id="list7206266536957628410" text:style-name="L2">
        <text:list-item>
          <text:p text:style-name="P56">Aplicaciones de la IA en el ámbito medico actual.</text:p>
        </text:list-item>
        <text:list-item>
          <text:p text:style-name="P56">Cuadro cronológico</text:p>
        </text:list-item>
      </text:list>
      <text:list xml:id="list840216577335992299" text:style-name="L3">
        <text:list-header>
          <text:p text:style-name="P61"/>
        </text:list-header>
      </text:list>
      <text:p text:style-name="P12"/>
      <text:p text:style-name="P12"><text:tab/>Bibliograf<text:span text:style-name="T39">í</text:span>a</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3249633833565778257" text:style-name="L4">
        <text:list-item>
          <text:p text:style-name="P51">Introducción</text:p>
        </text:list-item>
      </text:list>
      <text:p text:style-name="P31"/>
      <text:p text:style-name="P37">En los siguientes capitulos se realizara una breve descripción en orden cronológico de como la inteligencia artificial y sus diferentes ramas han ido evolucionando y aportando al ambito sanitario. <text:span text:style-name="T40">I</text:span>ntroduciendon<text:span text:style-name="T15">o</text:span>s en los origenes de apliciones tales como la ayuda en toma de decisiones, predicción de respuesta a tratamientos, identificación de todo tipo de imagenes medicas o medicina de precisión personalizada.</text:p>
      <text:p text:style-name="P32"/>
      <text:list xml:id="list5976229459953950370" text:style-name="L5">
        <text:list-item>
          <text:p text:style-name="P52">Cronología de la IA en la salud</text:p>
        </text:list-item>
      </text:list>
      <text:p text:style-name="P1"/>
      <text:h text:style-name="P45" text:outline-level="1">40s</text:h>
      <text:p text:style-name="P15"/>
      <text:p text:style-name="P15"><text:tab/><text:span text:style-name="T18">El neurolóbiólogo Warren McCulloch y el estadístico Walter Pitss definian en 1943 que eventos neuronales y las relaciones entre estos se podian modelar mediante la lógica proposional conformando la base de unas de las ramas de la inteligencia artificial, las redes neuronales. </text:span><text:span text:style-name="T19">[2]</text:span></text:p>
      <text:p text:style-name="P19"/>
      <text:h text:style-name="P46" text:outline-level="1">50s</text:h>
      <text:p text:style-name="P33"/>
      <text:p text:style-name="P16"><text:tab/><text:span text:style-name="T18">Alan Turin describe en su libro </text:span><text:span text:style-name="T28">Computers and Intelligence</text:span><text:span text:style-name="T18"> el concepto de como los computadores pueden simular la capacidades cognitivas de los humanos tales como el comportamiento inteligente o pensamiento crítico.</text:span></text:p>
      <text:p text:style-name="P21"/>
      <text:p text:style-name="P21"><text:span text:style-name="T13"><text:tab/>John McCarthy describe el termino </text:span><text:span text:style-name="T10">artificial intellligence </text:span><text:span text:style-name="T5">como ' la ciencia y la ingenieria de como crear máquinas inteligentes'.</text:span></text:p>
      <text:p text:style-name="P27"/>
      <text:p text:style-name="P22"><text:span text:style-name="T5"><text:tab/></text:span><text:span text:style-name="T4">En 1959 Robert Ledley y Lee Lusted publicarón un articulo en Science en el que se discutia el uso de las computadoras y métodos matemáticos en los procesos de r</text:span><text:span text:style-name="T7">a</text:span><text:span text:style-name="T4">zonamiento en el ambito sanitario. Esta publicación fue </text:span><text:soft-page-break/><text:span text:style-name="T4">considerada como el comienzo de la informática médica. </text:span><text:span text:style-name="T7">[3]</text:span></text:p>
      <text:p text:style-name="P28"/>
      <text:p text:style-name="P29"/>
      <text:p text:style-name="P29"/>
      <text:p text:style-name="P29"/>
      <text:h text:style-name="P46" text:outline-level="1">60s</text:h>
      <text:p text:style-name="P33"/>
      <text:p text:style-name="P33"><text:tab/><text:span text:style-name="T31">Durante esta época se dan avances tales como el primer brazo robot industrial capaz de seguir una serie de instrucciones predefinidas ( General Motors ), Joseph Weizenbaum a través del procesamiento del lenguaje natural crea el primer chatbot, se crea Shakey 'la primera persona electrónica' capaz de procesar instrucciones complejas o la creación </text:span><text:span text:style-name="T32">de Pubmed por la Libreria Nacional de Medicina norteamericana. Aún no siendo </text:span><text:span text:style-name="T33">todos </text:span><text:span text:style-name="T32">estos avances aplicados al mundo de la salud formarón las bases tanto en robotica, decisión inteligente o bases de datos que impulsarián la aplicación de la inteligencia artificial en los años siguientes.</text:span><text:span text:style-name="T34">[3]</text:span></text:p>
      <text:h text:style-name="P46" text:outline-level="1">70s</text:h>
      <text:p text:style-name="P33"/>
      <text:p text:style-name="P33"><text:tab/><text:span text:style-name="T20">Systema experto MYCIN el cual utilzaba información de pacientes y datos introducidos por los facultativos para la detección de enfermedades infecciosas en sangre. Utilizaba procesamiento del lenguaje natural para comunicarse con el paciente </text:span><text:span text:style-name="T26">como</text:span><text:span text:style-name="T20"> también recetaba medicación de forma personalizada. No obstante no si hizo un uso rutinario de este debido a problemas legales por diagnóstico erróneo ( alrededor del 70% ). [1]</text:span><text:span text:style-name="T24">[4]</text:span></text:p>
      <text:p text:style-name="P19"/>
      <text:p text:style-name="P19"><text:tab/><text:span text:style-name="T14">El modelo CASNET de causa-asosiación desarrollado por Rutgers University en 1976, el cual daba apoyo de diagnóstico para el glaucoma. Este sistema estaba formado por tres programas independientes: construcción de modelo, consulta y base de datos.[3]</text:span></text:p>
      <text:p text:style-name="P38"/>
      <text:p text:style-name="P34"/>
      <text:p text:style-name="P34"/>
      <text:p text:style-name="P41"/>
      <text:p text:style-name="P30"/>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h text:style-name="P47" text:outline-level="1">80s</text:h>
      <text:p text:style-name="P35"/>
      <text:p text:style-name="P35"><text:tab/><text:span text:style-name="T21">La Universidad de Massachussetts crea Dxplain un sistema de decisión automática aplicado al diagnóstico general. Este llegó ha ser capaz de dar soporte sobre 2400 enfermedades.</text:span><text:span text:style-name="T25">[5]</text:span></text:p>
      <text:p text:style-name="P35"/>
      <text:h text:style-name="P47" text:outline-level="1">Invierno de la IA</text:h>
      <text:p text:style-name="P35"/>
      <text:p text:style-name="P35"><text:tab/><text:span text:style-name="T22">El periodo comprendido entre 1970 y 2000 a pesar de los avances mencionados anteriormente la aplicación de la IA al campo de la salud s</text:span><text:span text:style-name="T27">ufrió</text:span><text:span text:style-name="T22"> falta de fincanciación y interés debido al elevado costo de desarrollo y mantenimiento de estos sistemas como por la carencia de confianza en sus decisiones dandose dos periodos de desaceleración en el sector </text:span><text:span text:style-name="T27">conocidos comos 'Inviernos de la IA'</text:span><text:span text:style-name="T22">.</text:span><text:span text:style-name="T24">[3][4]</text:span></text:p>
      <text:p text:style-name="P39"/>
      <text:h text:style-name="P47" text:outline-level="1">Desde el 2000 hasta la actualidad</text:h>
      <text:p text:style-name="P35"/>
      <text:p text:style-name="P35"><text:tab/><text:span text:style-name="T23">IBM en el año 2007 crea un sistema inteligent</text:span><text:span text:style-name="T26">e</text:span><text:span text:style-name="T23"> de consulta llamado Watson. Se diferencia de los sistemas de consulta inteligente anteriores en el uso de razonamiento hacia adelante ( el cual sacaba conclusiones a partir de los datos ), razanamiento hacia atrás ( </text:span><text:span text:style-name="T27">siguiendo unas</text:span><text:span text:style-name="T23"> reglas creaba datos a partir de unas conclusiones ) </text:span><text:span text:style-name="T26">como por el </text:span><text:span text:style-name="T23">procesamiento del lenguaje natural para el analisis de datos no estructurado</text:span><text:span text:style-name="T26">s</text:span><text:span text:style-name="T23">.</text:span></text:p>
      <text:p text:style-name="P23"><text:soft-page-break/></text:p>
      <text:p text:style-name="P24"/>
      <text:p text:style-name="P24"/>
      <text:p text:style-name="P24"/>
      <text:p text:style-name="P24">Los chatbots como Eliza, Siri (Apple, 2011) o Alexa (Amazon, 2014) gracias a el procesamiento del lenguaje natural son capaces de mantener conversaciones de cierta complejidad como tambien proporcionar soporte en actividades de la vida diaria. En el ambito médico Pharmabot (2015), un chatbot encargado de proporcionar un servicio didactico en unidades pediatricas a niños y padres</text:p>
      <text:p text:style-name="P23"/>
      <text:p text:style-name="P25">La compañía inglesa DeepMind nacida en 2010 y que fue posteriormente adquirida por Google en 2014. A traves del estudio de la Neurociencia de Sistemas crean redes neuronales las cuales ayudan al diagnostico de ceguera o cancer entre otros. El avance quizás mas transcendente llegó en 2020 de <text:span text:style-name="T16">mano de </text:span>una de las filiales de la compañía, AlphaFold, <text:span text:style-name="T16">la cuál consiguió</text:span> <text:span text:style-name="T16">con alto nivel de precisión </text:span>la predicción de la estructura 3D de una proteína basada únicamente en su secuencia <text:span text:style-name="T45">de aminoácidos.</text:span></text:p>
      <text:p text:style-name="P20"/>
      <text:p text:style-name="P26">En el tratamiento de imagenes medicas la inteligencia artificial tiene una amplia aplicación proporcionando fiabilidad y consistencia. En 2017 CardioAI fue el primer producto basado en aprendizaje profundo por la US Food and Drug Administration. Este era capaz de analizar imagenes de resonancias magnéticas cardiacas, aportando información sobre la fracción de eyección cardiaca.<text:span text:style-name="T41">[3][4][5]</text:span></text:p>
      <text:p text:style-name="P40"/>
      <text:p text:style-name="P19"/>
      <text:p text:style-name="P19"/>
      <text:p text:style-name="P19"/>
      <text:p text:style-name="P19"/>
      <text:p text:style-name="P19"/>
      <text:p text:style-name="P19"/>
      <text:p text:style-name="P19"/>
      <text:p text:style-name="P19"/>
      <text:p text:style-name="P15"/>
      <text:p text:style-name="P68"/>
      <text:p text:style-name="P42"/>
      <text:list xml:id="list7987954265359956714" text:style-name="L7">
        <text:list-item>
          <text:p text:style-name="P69">Aplicaciones de la IA en el ámbito medico actual</text:p>
        </text:list-item>
      </text:list>
      <text:p text:style-name="P43"><text:tab/><text:span text:style-name="T43">D</text:span><text:span text:style-name="T44">entro del ambito médico son ya muchas la areas en la que se está aplicando la inteligencia artificial mejorando los procesos de trabajo como la busqueda de posibles dianas o monitorizando a los pacientes de una forma mas personalizada entre otros muchas. A continuación se nombrará algunas de las aréas mas relevantes en las que esta teniendo impacto actualmente.</text:span></text:p>
      <text:h text:style-name="P48" text:outline-level="1"/>
      <text:h text:style-name="P48" text:outline-level="1">Medicina de precisión</text:h>
      <text:p text:style-name="P43"><text:tab/></text:p>
      <text:p text:style-name="P70"><text:tab/>A través del manejo de datos del historial clinico del paciente, ómicos o de wereables la inteligencia artificial posibilita crear diagnósticos mas precisos y en un menor tiempo <text:span text:style-name="T47">como</text:span> tratamientos acorde a las carácteristicas de cada paciente mejorando la respuesta o permitiendo hacer una mejor prevención basada en patrones.<text:span text:style-name="T47">[6]</text:span></text:p>
      <text:p text:style-name="P70"/>
      <text:h text:style-name="P45" text:outline-level="1">Desarrollo de nuevos fármacos.</text:h>
      <text:p text:style-name="Text_20_body"/>
      <text:p text:style-name="Text_20_body"><text:span text:style-name="T37"><text:tab/></text:span><text:span text:style-name="T38">Procesos que normalmente llevarían años, costosos y con una probabilidad alta de fracaso, con el consiguiente efecto económico. Gracias a algoritmos y técnicas de IA como modelos de Markov o Deep Learning se han conseguido obtener moleculas diana en menos de un mes. A la vez tambien habría que añadir que la aplicación de la IA esta siendo posible por las dimensiones de las bases de datos de compuestos biológicos y sus interacciónes. Entre las diferentes ramas que podemos encontrar aplicacion de la IA podemos destacar </text:span><text:span text:style-name="T29">drug property and activity prediction, de novo design </text:span><text:span text:style-name="T35">o </text:span><text:span text:style-name="T29">drug-target interactions.</text:span><text:span text:style-name="T36">[6][7]</text:span></text:p>
      <text:p text:style-name="P71"><text:span text:style-name="T11"/></text:p>
      <text:h text:style-name="P49" text:outline-level="1"><text:soft-page-break/>Tratamiento de imágenes médicas</text:h>
      <text:p text:style-name="P73"><text:span text:style-name="T42"/></text:p>
      <text:p text:style-name="P72"><text:s/>Muchos de los datos que se obtienen en la práctica clínica en la realización de diagnósticos o en prácticas de cirugia están formato imagen o video, <text:s/>teniendo <text:span text:style-name="T47">estos</text:span> un papel fundamental en el curso de cualquier patología. Los especialistas con su interpretación son los que tienen que decidir que es los que muestran tales imágenes siendo en muchos casos un tarea bastante dificultosa por la leve diferencia que puede mostrar un tejido o zona con alguna patología en comparación con el sano dando como resultado en muchos casos diagnósticos tardios y un peor pronóstico de la enfermedad. <text:s/>La IA gracias a su capacidad de sacar conclusiones a traves de los datos y su entrenamiento es capaz de diferenciar detallés minúsculos dificiles de detactar hasta para el especialista mas experimentado. Actualmente el uso de IA en la práctica clínica lo podemos encontrar tanto como herramienta de apoyo de dermatólogos, radiólogos, oncólogos y en procesos de cirugia. <text:span text:style-name="T47">[6][8]</text:span></text:p>
      <text:p text:style-name="P43"><text:tab/></text:p>
      <text:p text:style-name="P44"/>
      <text:list xml:id="list3616724291111298244" text:style-name="L6">
        <text:list-item>
          <text:p text:style-name="P53">Cuadro cronológico</text:p>
        </text:list-item>
      </text:list>
      <text:p text:style-name="P75"/>
      <table:table table:name="Tabla1" table:style-name="Tabla1">
        <table:table-column table:style-name="Tabla1.A"/>
        <table:table-column table:style-name="Tabla1.B"/>
        <table:table-row>
          <table:table-cell table:style-name="Tabla1.A1" office:value-type="string">
            <text:p text:style-name="P77">Fecha</text:p>
          </table:table-cell>
          <table:table-cell table:style-name="Tabla1.B1" office:value-type="string">
            <text:p text:style-name="P78">Evento</text:p>
          </table:table-cell>
        </table:table-row>
        <table:table-row>
          <table:table-cell table:style-name="Tabla1.A10" office:value-type="string">
            <text:p text:style-name="P76">1943</text:p>
          </table:table-cell>
          <table:table-cell table:style-name="Tabla1.B10" office:value-type="string">
            <text:p text:style-name="P79">Inicio del estudio matemático de los procesos neuronales. </text:p>
          </table:table-cell>
        </table:table-row>
        <table:table-row>
          <table:table-cell table:style-name="Tabla1.A10" office:value-type="string">
            <text:p text:style-name="P76">1950</text:p>
          </table:table-cell>
          <table:table-cell table:style-name="Tabla1.B10" office:value-type="string">
            <text:p text:style-name="P79">Alan Turing postula la utilización de computadoras en la simulación del comportamiento inteligente.</text:p>
          </table:table-cell>
        </table:table-row>
        <table:table-row>
          <table:table-cell table:style-name="Tabla1.A10" office:value-type="string">
            <text:p text:style-name="P80">1956</text:p>
          </table:table-cell>
          <table:table-cell table:style-name="Tabla1.B10" office:value-type="string">
            <text:p text:style-name="P81">John McCarthy describe el termino <text:span text:style-name="T9">artificial intelligence</text:span></text:p>
          </table:table-cell>
        </table:table-row>
        <table:table-row>
          <table:table-cell table:style-name="Tabla1.A10" office:value-type="string">
            <text:p text:style-name="P62"><text:span text:style-name="T6">1</text:span><text:span text:style-name="T4">959 </text:span></text:p>
          </table:table-cell>
          <table:table-cell table:style-name="Tabla1.B10" office:value-type="string">
            <text:p text:style-name="P63"><text:span text:style-name="T4">Robert Ledley y Lee Lusted </text:span><text:span text:style-name="T6">proponian el uso de computadoras como apoyo en la toma de decisiones en el ambito médico.</text:span></text:p>
          </table:table-cell>
        </table:table-row>
        <table:table-row>
          <table:table-cell table:style-name="Tabla1.A10" office:value-type="string">
            <text:p text:style-name="P80">1960</text:p>
          </table:table-cell>
          <table:table-cell table:style-name="Tabla1.B10" office:value-type="string">
            <text:p text:style-name="P81">Se crea PUBMED Librería Nacional de Medicina Norteamerica proporcinando grandes bases de datos medicas.</text:p>
          </table:table-cell>
        </table:table-row>
        <table:table-row>
          <table:table-cell table:style-name="Tabla1.A10" office:value-type="string">
            <text:p text:style-name="P80">1970</text:p>
          </table:table-cell>
          <table:table-cell table:style-name="Tabla1.B10" office:value-type="string">
            <text:p text:style-name="P81">Sistema de decisión MYCIN apoyado en los datos de los pacientes.</text:p>
          </table:table-cell>
        </table:table-row>
        <table:table-row>
          <table:table-cell table:style-name="Tabla1.A10" office:value-type="string">
            <text:p text:style-name="P82">1986</text:p>
          </table:table-cell>
          <table:table-cell table:style-name="Tabla1.B10" office:value-type="string">
            <text:p text:style-name="P83">Dxplain sistema de ayuda en la toma de deciones basado en los sintomas con input. Reconocía 2400 enfermedades</text:p>
          </table:table-cell>
        </table:table-row>
        <table:table-row>
          <table:table-cell table:style-name="Tabla1.A10" office:value-type="string">
            <text:p text:style-name="P84">1970 - 2000</text:p>
          </table:table-cell>
          <table:table-cell table:style-name="Tabla1.B10" office:value-type="string">
            <text:p text:style-name="P85">Invierno de la IA</text:p>
          </table:table-cell>
        </table:table-row>
        <table:table-row>
          <table:table-cell table:style-name="Tabla1.A10" office:value-type="string">
            <text:p text:style-name="P84">2007</text:p>
          </table:table-cell>
          <table:table-cell table:style-name="Tabla1.B10" office:value-type="string">
            <text:p text:style-name="P85">IBM saca al mercado Watson sistema inteligente de consulta basado en el razonamiento forward y backward como también en NPL.</text:p>
          </table:table-cell>
        </table:table-row>
        <table:table-row>
          <table:table-cell table:style-name="Tabla1.A11" office:value-type="string">
            <text:p text:style-name="P84">2015</text:p>
          </table:table-cell>
          <table:table-cell table:style-name="Tabla1.B11" office:value-type="string">
            <text:p text:style-name="P85">Pharmabot chatbot encargado de proporcionar material didáctico en unidades pediátricas</text:p>
          </table:table-cell>
        </table:table-row>
        <table:table-row>
          <table:table-cell table:style-name="Tabla1.A12" office:value-type="string">
            <text:p text:style-name="P64">2017 </text:p>
          </table:table-cell>
          <table:table-cell table:style-name="Tabla1.B12" office:value-type="string">
            <text:p text:style-name="P65">CardioAI <text:span text:style-name="T45">procesa imagenes de resonancia magnética con el uso de redes neuronales.</text:span></text:p>
          </table:table-cell>
        </table:table-row>
        <table:table-row>
          <table:table-cell table:style-name="Tabla1.A13" office:value-type="string">
            <text:p text:style-name="P66">2020</text:p>
          </table:table-cell>
          <table:table-cell table:style-name="Tabla1.B13" office:value-type="string">
            <text:p text:style-name="P67">Alphafold consigue predecir la estructura 3D de proteinas a traves de la secuencia de aminoácidos</text:p>
          </table:table-cell>
        </table:table-row>
      </table:table>
      <text:h text:style-name="P74" text:outline-level="1"/>
      <text:h text:style-name="P50" text:outline-level="1">Bibliografía</text:h>
      <text:p text:style-name="P35"/>
      <text:h text:style-name="P86" text:outline-level="2"><text:span text:style-name="T47">1</text:span>.- <text:a xlink:type="simple" xlink:href="https://www.iic.uam.es/lasalud/realidad-inteligencia-artificial-salud/#:~:text=La%20Inteligencia%20Artificial%20(IA)%20existe,usuario%20y%20recetaba%20medicaciones%20de" text:style-name="Internet_20_link" text:visited-style-name="Visited_20_Internet_20_Link"><text:span text:style-name="T3">https://www.iic.uam.es/lasalud/realidad-inteligencia-artificial-salud/#:~:text=La%20Inteligencia%20Artificial%20(IA)%20existe,usuario%20y%20recetaba%20medicaciones%20de</text:span></text:a></text:h>
      <text:h text:style-name="P86" text:outline-level="2"><text:span text:style-name="T47">2</text:span>.- <text:a xlink:type="simple" xlink:href="https://www.elsevier.es/es-revista-atencion-primaria-27-avance-resumen-la-inteligencia-artificial-sus-aplicaciones-S0212656720301451?utm_content=buffer4f87d&amp;utm_medium=social&amp;utm_source=twitter.com&amp;utm_campaign=buffer" text:style-name="Internet_20_link" text:visited-style-name="Visited_20_Internet_20_Link"><text:span text:style-name="T3">https://www.elsevier.es/es-revista-atencion-primaria-27-avance-resumen-la-inteligencia-artificial-sus-aplicaciones-S0212656720301451?utm_content=buffer4f87d&amp;utm_medium=social&amp;utm_source=twitter.com&amp;utm_campaign=buffer</text:span></text:a></text:h>
      <text:h text:style-name="P86" text:outline-level="2"><text:span text:style-name="T47">3</text:span>.- <text:span text:style-name="T17">https://www.giejournal.org/article/S0016-5107(20)34466-7/pdf</text:span></text:h>
      <text:h text:style-name="P87" text:outline-level="2"><text:span text:style-name="T47">4.-</text:span><text:a xlink:type="simple" xlink:href="https://en.wikipedia.org/wiki/History_of_artificial_intelligence#The_golden_years_1956–1974" text:style-name="Internet_20_link" text:visited-style-name="Visited_20_Internet_20_Link"><text:span text:style-name="T47">https://en.wikipedia.org/wiki/History_of_artificial_intelligence#The_golden_years_1956%E2%80%931974</text:span></text:a></text:h>
      <text:h text:style-name="P88" text:outline-level="2"><text:span text:style-name="T47">5.-.-https://roboticsbiz.com/history-of-artificial-intelligence-in-medicine-aim/</text:span></text:h>
      <text:h text:style-name="Heading_20_2" text:outline-level="2"><text:span text:style-name="T47">6</text:span>.-https://www.ncbi.nlm.nih.gov/pmc/articles/PMC7325854/</text:h>
      <text:h text:style-name="P90" text:outline-level="2"><text:span text:style-name="T47">7.-https://www.mdpi.com/1660-4601/18/1/271 - </text:span>Application of Artificial Intelligence-Based Technologies in the Healthcare Industry: Opportunities and Challenges </text:h>
      <text:h text:style-name="P89" text:outline-level="2">8.-https://en.wikipedia.org/wiki/Artificial_intelligence_in_healthcare</text:h>
      <text:p text:style-name="P35"/>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3T18:37:07.546000000</meta:creation-date>
    <dc:date>2021-10-15T07:42:28.097000000</dc:date>
    <meta:editing-duration>P1DT12H39M14S</meta:editing-duration>
    <meta:editing-cycles>6</meta:editing-cycles>
    <meta:generator>LibreOffice/5.0.0.5$Windows_x86 LibreOffice_project/1b1a90865e348b492231e1c451437d7a15bb262b</meta:generator>
    <meta:document-statistic meta:table-count="1" meta:image-count="0" meta:object-count="0" meta:page-count="10" meta:paragraph-count="95" meta:word-count="1426" meta:character-count="9848" meta:non-whitespace-character-count="8496"/>
  </office:meta>
</office:document-meta>
</file>